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2cb" officeooo:paragraph-rsid="0001d2cb"/>
    </style:style>
    <style:style style:name="P2" style:family="paragraph" style:parent-style-name="Standard">
      <style:text-properties officeooo:rsid="00040136" officeooo:paragraph-rsid="00040136"/>
    </style:style>
    <style:style style:name="T1" style:family="text">
      <style:text-properties officeooo:rsid="0002fe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3 <text:s/><text:span text:style-name="T1">second456</text:span></text:p>
      <text:p text:style-name="P1"/>
      <text:p text:style-name="P2">feature1分支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2:10:32.474274645</meta:creation-date>
    <dc:date>2023-10-29T12:16:19.975146763</dc:date>
    <meta:editing-duration>PT24M3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" meta:word-count="5" meta:character-count="24" meta:non-whitespace-character-count="22"/>
  </office:meta>
</office:document-meta>
</file>